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e7574" officeooo:paragraph-rsid="001e7574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e7574" officeooo:paragraph-rsid="001e757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e7574" officeooo:paragraph-rsid="001e757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e7574" officeooo:paragraph-rsid="001e757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e7574" officeooo:paragraph-rsid="001e7574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ководство пользователя</text:p>
      <text:p text:style-name="P2"/>
      <text:p text:style-name="P2">Данное приложение может быть использовано для решения простых арифметических выражений (a + b, a – b, a / b, a * b)</text:p>
      <text:p text:style-name="P2"/>
      <text:p text:style-name="P2"/>
      <text:p text:style-name="P3">Пошаговая инструкция:</text:p>
      <text:p text:style-name="P4"/>
      <text:p text:style-name="P4">1. Откройте приложение;</text:p>
      <text:p text:style-name="P4">2. Введите первое число с помощью клавиатуры или мыши;</text:p>
      <text:p text:style-name="P4">3. Выберите одну операцию с помощью клавиатуры или мыши;</text:p>
      <text:p text:style-name="P4">4. Введите второе число;</text:p>
      <text:p text:style-name="P4">5. Закончите ввод, нажав кнопку ввода на клавиатуре или в окне приложения;</text:p>
      <text:p text:style-name="P4">6. Получите ответ;</text:p>
      <text:p text:style-name="P4"/>
      <text:p text:style-name="P5">Важно: <text:span text:style-name="T1">Одновременно можно вводить только два числа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6:53:17.520459676</meta:creation-date>
    <meta:generator>LibreOffice/7.3.5.2$Linux_X86_64 LibreOffice_project/30$Build-2</meta:generator>
    <dc:date>2022-11-20T16:59:03.682274071</dc:date>
    <meta:editing-duration>PT5M46S</meta:editing-duration>
    <meta:editing-cycles>1</meta:editing-cycles>
    <meta:document-statistic meta:table-count="0" meta:image-count="0" meta:object-count="0" meta:page-count="1" meta:paragraph-count="10" meta:word-count="72" meta:character-count="459" meta:non-whitespace-character-count="396"/>
  </office:meta>
</office:document-meta>
</file>